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  <style:text-properties fo:color="#000000" fo:font-size="12pt" officeooo:paragraph-rsid="0017c19d" style:font-size-asian="12pt" style:font-size-complex="12pt"/>
    </style:style>
    <style:style style:name="P2" style:family="paragraph" style:parent-style-name="Heading_20_3">
      <style:text-properties fo:font-variant="normal" fo:text-transform="none" fo:color="#000000" style:font-name="verdana" fo:font-size="12pt" fo:letter-spacing="normal" fo:font-style="normal" style:font-size-asian="12pt" style:font-size-complex="12pt"/>
    </style:style>
    <style:style style:name="P3" style:family="paragraph" style:parent-style-name="Heading_20_2">
      <style:paragraph-properties fo:margin-left="0in" fo:margin-right="0in" fo:orphans="2" fo:widows="2" fo:text-indent="0in" style:auto-text-indent="false"/>
      <style:text-properties fo:color="#000000" fo:font-size="12pt" officeooo:paragraph-rsid="0017c19d" style:font-size-asian="12pt" style:font-size-complex="12pt"/>
    </style:style>
    <style:style style:name="T1" style:family="text">
      <style:text-properties fo:font-variant="normal" fo:text-transform="none" fo:color="#e8e6e3" style:font-name="verdana" fo:font-size="7.5pt" fo:letter-spacing="normal" fo:font-style="normal" fo:font-weight="normal"/>
    </style:style>
    <style:style style:name="T2" style:family="text">
      <style:text-properties fo:font-variant="normal" fo:text-transform="none" fo:color="#e8e6e3" style:font-name="verdana" fo:font-size="7.5pt" fo:letter-spacing="normal" fo:font-style="normal" fo:font-weight="bold"/>
    </style:style>
    <style:style style:name="T3" style:family="text">
      <style:text-properties fo:font-variant="normal" fo:text-transform="none" style:font-name="verdana" fo:font-size="7.5pt" fo:letter-spacing="normal" fo:font-style="normal" fo:font-weight="normal"/>
    </style:style>
    <style:style style:name="T4" style:family="text">
      <style:text-properties fo:font-variant="normal" fo:text-transform="none" style:font-name="verdana" fo:font-size="7.5pt" fo:letter-spacing="normal" fo:font-style="normal" fo:font-weight="bold"/>
    </style:style>
    <style:style style:name="T5" style:family="text">
      <style:text-properties fo:font-variant="normal" fo:text-transform="none" style:font-name="verdana" fo:letter-spacing="normal" fo:font-style="normal"/>
    </style:style>
    <style:style style:name="T6" style:family="text">
      <style:text-properties fo:font-variant="normal" fo:text-transform="none" style:font-name="verdana" fo:letter-spacing="normal" fo:font-style="normal" fo:font-weight="normal"/>
    </style:style>
    <style:style style:name="T7" style:family="text">
      <style:text-properties fo:font-variant="normal" fo:text-transform="none" style:font-name="verdana" fo:letter-spacing="normal" fo:font-style="normal" fo:font-weight="normal" fo:background-color="#fff200" loext:char-shading-value="0"/>
    </style:style>
    <style:style style:name="T8" style:family="text">
      <style:text-properties fo:font-variant="normal" fo:text-transform="none" style:font-name="verdana" fo:letter-spacing="normal" fo:font-style="normal" fo:font-weight="normal" fo:background-color="#fff200" loext:char-shading-value="0"/>
    </style:style>
    <style:style style:name="T9" style:family="text">
      <style:text-properties fo:font-variant="normal" fo:text-transform="none" style:font-name="verdana" fo:letter-spacing="normal" fo:font-style="normal" fo:font-weight="bold"/>
    </style:style>
    <style:style style:name="T10" style:family="text">
      <style:text-properties fo:font-variant="normal" fo:text-transform="none" style:font-name="verdana" fo:letter-spacing="normal" fo:font-style="normal" fo:font-weight="bold" fo:background-color="#fff200" loext:char-shading-value="0"/>
    </style:style>
    <style:style style:name="T11" style:family="text">
      <style:text-properties fo:font-variant="normal" fo:text-transform="none" style:font-name="verdana" fo:letter-spacing="normal" fo:font-style="normal" fo:font-weight="bold" fo:background-color="#fff200" loext:char-shading-value="0"/>
    </style:style>
    <style:style style:name="T12" style:family="text">
      <style:text-properties fo:font-variant="normal" fo:text-transform="none" style:font-name="verdana" fo:letter-spacing="normal" fo:font-style="normal" fo:background-color="#fff200" loext:char-shading-value="0"/>
    </style:style>
    <style:style style:name="T13" style:family="text">
      <style:text-properties fo:font-variant="normal" fo:text-transform="none" style:font-name="verdana" fo:letter-spacing="normal" fo:font-style="normal" officeooo:rsid="00189849"/>
    </style:style>
    <style:style style:name="T14" style:family="text">
      <style:text-properties fo:font-variant="normal" fo:text-transform="none" fo:color="#ed1c24" style:font-name="verdana" fo:letter-spacing="normal" fo:font-style="normal" fo:font-weight="normal" fo:background-color="#fff200" loext:char-shading-value="0"/>
    </style:style>
    <style:style style:name="T15" style:family="text">
      <style:text-properties fo:background-color="#fff200" loext:char-shading-value="0"/>
    </style:style>
    <style:style style:name="T16" style:family="text">
      <style:text-properties fo:background-color="#fff200" loext:char-shading-value="0"/>
    </style:style>
    <style:style style:name="T17" style:family="text">
      <style:text-properties fo:color="#ed1c24"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<text:line-break/>Tienda Sillas</text:h>
      <text:h text:style-name="P3" text:outline-level="2"><text:span text:style-name="T5">Su programa debe incluir el </text:span><text:span text:style-name="T12">algoritmo</text:span><text:span text:style-name="T5"> de cada uno de las funciones </text:span><text:span text:style-name="T13">s</text:span><text:span text:style-name="T5">olicitadas, de igual forma debe de escribirse su </text:span><text:span text:style-name="T12">docstring</text:span><text:span text:style-name="T5">, cada uno de estos puntos contará para 10 puntos de su quiz-exámen</text:span></text:h>
      <text:p text:style-name="P1"><text:line-break/><text:span text:style-name="T6">En una tienda de sillas para oficina se venden de </text:span><text:span text:style-name="T8">3 tipos: básica, estándar y de lujo.</text:span><text:line-break/><text:span text:style-name="T6">Además existen los </text:span><text:span text:style-name="T8">clientes normales</text:span><text:span text:style-name="T6"> y los </text:span><text:span text:style-name="T8">clientes frecuentes</text:span><text:span text:style-name="T6">.</text:span><text:line-break/><text:line-break/><text:span text:style-name="T6">El precio de las sillas es:</text:span><text:line-break/><text:span text:style-name="T6">- </text:span><text:span text:style-name="T8">Básica $700.00 c/u</text:span><text:span text:style-name="T16"><text:line-break/></text:span><text:span text:style-name="T8">- Estándar $900.00 c/u</text:span><text:span text:style-name="T16"><text:line-break/></text:span><text:span text:style-name="T8">- De Lujo $1,500.00 c/u</text:span><text:line-break/><text:line-break/><text:span text:style-name="T6">El dueño de la tienda ha decidido dar un </text:span><text:span text:style-name="T8">descuento del 20%</text:span><text:span text:style-name="T6"> a los </text:span><text:span text:style-name="T11">clientes frecuentes</text:span><text:line-break/><text:line-break/><text:span text:style-name="T6">Además ha decidido aplicar la siguiente política de descuentos por mayoreo a los </text:span><text:span text:style-name="T11">clientes normales</text:span><text:span text:style-name="T6">:</text:span><text:line-break/><text:span text:style-name="T6">- si su compra es </text:span><text:span text:style-name="T8">&gt;= $10,000 y &lt; $20,000 un 10%</text:span><text:span text:style-name="T6"> de descuento</text:span><text:line-break/><text:span text:style-name="T6">- si su compra es </text:span><text:span text:style-name="T8">&gt;= $20,000 un 15% de descuento</text:span><text:line-break/><text:line-break/><text:span text:style-name="T6">Escribe un programa que</text:span><text:span text:style-name="T8"> lea el tipo de silla</text:span><text:span text:style-name="T6"> (que </text:span><text:span text:style-name="T8">es una letra</text:span><text:span text:style-name="T6"> mayúscula que puede ser B, E, L), el t</text:span><text:span text:style-name="T8">ipo de cliente</text:span><text:span text:style-name="T6"> (que </text:span><text:span text:style-name="T8">es una letra</text:span><text:span text:style-name="T6"> mayúscula que puede ser F o N) y la </text:span><text:span text:style-name="T8">cantidad</text:span><text:span text:style-name="T6"> a comprar (que e</text:span><text:span text:style-name="T8">s un número entero</text:span><text:span text:style-name="T6">). Supón que solo se va a comprar de un tipo de silla.</text:span><text:line-break/><text:span text:style-name="T6">El programa debe calcular y </text:span><text:span text:style-name="T8">mostrar</text:span><text:span text:style-name="T6"> los siguientes datos (los datos son flotantes y debes mostrar uno en cada renglón):</text:span><text:line-break/><text:line-break/><text:span text:style-name="T6">- </text:span><text:span text:style-name="T8">el precio antes de aplicar descuento</text:span><text:span text:style-name="T6">,</text:span><text:line-break/><text:span text:style-name="T6">- la </text:span><text:span text:style-name="T8">cantidad</text:span><text:span text:style-name="T6"> de dinero que se otorga por </text:span><text:span text:style-name="T8">descuento</text:span><text:span text:style-name="T6"> y</text:span><text:line-break/><text:span text:style-name="T6">- el </text:span><text:span text:style-name="T8">total a pagar</text:span><text:span text:style-name="T6"> por el cliente.</text:span><text:line-break/><text:line-break/><text:span text:style-name="T14">Usa funciones para resolver tu programa.</text:span><text:span text:style-name="T17"><text:line-break/></text:span><text:span text:style-name="T14">Se sugieren estos dos:</text:span><text:span text:style-name="T17"><text:line-break/></text:span><text:span text:style-name="T14">-Funcion que calcule el precio antes del descuento</text:span><text:span text:style-name="T17"><text:line-break/></text:span><text:span text:style-name="T14">-Funcion que calcule el descuento</text:span><text:line-break/><text:span text:style-name="T6">-</text:span><text:span text:style-name="T14">Ademas de la funcion main</text:span><text:span text:style-name="T6"> que debe de recibir los datos del teclado y llevar la lógica de la solución del problema mandando llamra a los métodos solicitados</text:span><text:line-break/><text:line-break/><text:soft-page-break/><text:span text:style-name="T6">Entrada</text:span><text:line-break/><text:span text:style-name="T6">Una letra mayúscula que representa el tipo de silla</text:span><text:line-break/><text:span text:style-name="T6">Una letra mayúscula que representa el tipo de cliente</text:span><text:line-break/><text:span text:style-name="T6">Un número entero que indica la cantidad de sillas a comprar.</text:span><text:line-break/><text:line-break/><text:span text:style-name="T6">Salida</text:span><text:line-break/><text:span text:style-name="T6">El precio antes de descuento</text:span><text:line-break/><text:span text:style-name="T6">El descuento</text:span><text:line-break/><text:span text:style-name="T6">El total a pagar por el cliente</text:span><text:line-break/><text:line-break/><text:span text:style-name="T6">Ejemplo de ejecución del programa:</text:span><text:line-break/><text:span text:style-name="T6">&gt;&gt;&gt;E</text:span><text:line-break/><text:span text:style-name="T6">&gt;&gt;&gt;F</text:span><text:line-break/><text:span text:style-name="T6">&gt;&gt;&gt;5</text:span><text:line-break/><text:span text:style-name="T6">4500</text:span><text:line-break/><text:span text:style-name="T6">900.0</text:span><text:line-break/><text:span text:style-name="T6">3600.0</text:span><text:line-break/><text:line-break/><text:span text:style-name="T6">Ejemplo 2:</text:span><text:line-break/><text:span text:style-name="T6">&gt;&gt;&gt;L</text:span><text:line-break/><text:span text:style-name="T6">&gt;&gt;&gt;N</text:span><text:line-break/><text:span text:style-name="T6">&gt;&gt;&gt;10</text:span><text:line-break/><text:span text:style-name="T6">15000</text:span><text:line-break/><text:span text:style-name="T6">1500.0</text:span><text:line-break/><text:span text:style-name="T6">13500.0</text:span><text:line-break/><text:line-break/><text:span text:style-name="T6">NOTA IMPORTANTE: Tu programa NO debe incluir ningún mensaje para pedir los datos y la salida debe coincidir exactamente con el formato y/o tipo de dato que se te pide como salida.</text:span><text:line-break/><text:line-break/><text:span text:style-name="T6">Tu programa se debe llamar </text:span><text:span text:style-name="T9">tienda_sillas.p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19:42:20.353028917</meta:creation-date>
    <dc:date>2020-08-27T19:47:13.241818540</dc:date>
    <meta:editing-duration>PT4M5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" meta:word-count="392" meta:character-count="2181" meta:non-whitespace-character-count="1778"/>
  </office:meta>
</office:document-meta>
</file>